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0" style:shadow="none"/>
    </style:style>
    <style:style style:name="P2" style:family="paragraph" style:parent-style-name="Standard"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fo:font-weight="bold" style:font-weight-asian="bold"/>
    </style:style>
    <style:style style:name="P4" style:family="paragraph" style:parent-style-name="Standard">
      <style:paragraph-properties fo:margin-top="0cm" fo:margin-bottom="0cm" style:contextual-spacing="false" fo:padding-left="0.141cm" fo:padding-right="0.141cm" fo:padding-top="0.035cm" fo:padding-bottom="0.035cm" fo:border="0.51pt solid #000000" style:shadow="none"/>
    </style:style>
    <style:style style:name="P5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/>
    </style:style>
    <style:style style:name="T1" style:family="text">
      <style:text-properties officeooo:rsid="0016ab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4 – Arch Linux </text:p>
      <text:p text:style-name="P2">Pràctiques de classe</text:p>
      <text:p text:style-name="Standard"/>
      <text:p text:style-name="P3">Notes i consells:</text:p>
      <text:p text:style-name="P4">Les respostes s’hauran de demostrar amb les captures necessàries</text:p>
      <text:p text:style-name="Standard"/>
      <text:p text:style-name="Standard">Descarrega i instal·la Arch Linux en una màquina virtual, no has de documentar res. NO pot ser la subdistribució de Manjaro</text:p>
      <text:p text:style-name="Standard">Enllaç: <text:a xlink:type="simple" xlink:href="https://drive.google.com/file/d/1ateD0cdgGr4GcJJwJ04lUKeU6SS0Yqvh/view?usp=sharing" text:style-name="Internet_20_link" text:visited-style-name="Visited_20_Internet_20_Link"><text:span text:style-name="Internet_20_link">https://drive.google.com/file/d/1ateD0cdgGr4GcJJwJ04lUKeU6SS0Yqvh/view?usp=sharing</text:span></text:a></text:p>
      <text:p text:style-name="Standard"><text:span text:style-name="Internet_20_link"/></text:p>
      <text:p text:style-name="Standard"><text:span text:style-name="Internet_20_link"/></text:p>
      <text:p text:style-name="Standard">Has de documentar l’instal·lació d’una terminal diferent a la que ve per defecte.</text:p>
      <text:p text:style-name="Standard"><text:tab/><text:span text:style-name="T1">Bordeado de ventanas i fondos no cal, la resta tot desde configs kitty fisna a powerlevel</text:span></text:p>
      <text:p text:style-name="Standard">Has de documentar l’instal·lació de les Vmware/Guest Additions (O les additions del teu virtualitzador).</text:p>
      <text:p text:style-name="Standard">Quan acabis, llença un “neofetch” i passa una captura del teu escriptori per veure com t’ha quedat.</text:p>
      <text:p text:style-name="Standard"/>
      <text:p text:style-name="Standard"/>
      <text:p text:style-name="Standard">Us deixo diferents tutorials d’instal·lació però podeu utilitzar el que vulgueu.</text:p>
      <text:p text:style-name="Standard"><text:a xlink:type="simple" xlink:href="https://www.youtube.com/watch?v=fshLf6u8B-w" text:style-name="Internet_20_link" text:visited-style-name="Visited_20_Internet_20_Link"><text:span text:style-name="Internet_20_link">https://www.youtube.com/watch?v=fshLf6u8B-w</text:span></text:a> </text:p>
      <text:p text:style-name="Standard"><text:a xlink:type="simple" xlink:href="https://www.youtube.com/watch?v=VoJOOx2WLy0" text:style-name="Internet_20_link" text:visited-style-name="Visited_20_Internet_20_Link"><text:span text:style-name="Internet_20_link">https://www.youtube.com/watch?v=VoJOOx2WLy0</text:span></text:a></text:p>
      <text:p text:style-name="Standard"/>
      <text:p text:style-name="Standard">Entrega la pràctica amb Practica5_[Inicials].pdf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ca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, 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, Mangal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Mangal" style:font-family-generic-complex="roman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, Mangal" style:font-family-generic-complex="roman" style:font-pitch-complex="variable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Mangal" style:font-family-complex="Mangal, Mangal" style:font-family-generic-complex="roman" style:font-pitch-complex="variable" style:font-size-complex="14pt"/>
    </style:style>
    <style:style style:name="Epígraf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Mangal" style:font-family-generic-complex="roman" style:font-pitch-complex="variable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Mangal" style:font-family-complex="Mangal, Mangal" style:font-family-generic-complex="roman" style:font-pitch-complex="variable"/>
    </style:style>
    <style:style style:name="Exemple_2b_Exercici" style:display-name="Exemple+Exercici" style:family="paragraph" style:parent-style-name="Standard">
      <style:paragraph-properties fo:margin-left="1cm" fo:margin-right="1cm" fo:margin-top="0.212cm" fo:margin-bottom="0cm" style:contextual-spacing="false" fo:text-align="justify" style:justify-single-word="false" fo:text-indent="0cm" style:auto-text-indent="false"/>
      <style:text-properties fo:font-size="11pt" fo:language="ca" fo:country="ES" style:font-size-asian="11pt" style:font-size-complex="10pt"/>
    </style:style>
    <style:style style:name="titol_20_1" style:display-name="titol 1" style:family="paragraph" style:parent-style-name="Standard" style:next-style-name="Standard" style:list-style-name="WW8Num1">
      <style:paragraph-properties fo:margin-top="0.212cm" fo:margin-bottom="0.212cm" style:contextual-spacing="false"/>
      <style:text-properties fo:font-size="14pt" fo:font-weight="bold" style:font-size-asian="14pt" style:font-weight-asian="bold" style:font-size-complex="10pt"/>
    </style:style>
    <style:style style:name="titol_20_1.2" style:display-name="titol 1.2" style:family="paragraph" style:parent-style-name="titol_20_1" style:next-style-name="Standard" style:list-style-name="WW8Num1">
      <style:text-properties fo:font-size="13pt" style:font-size-asian="13pt"/>
    </style:style>
    <style:style style:name="titol_20_1.2.3b" style:display-name="titol 1.2.3b" style:family="paragraph" style:parent-style-name="titol_20_1" style:next-style-name="Standard" style:list-style-name="">
      <style:paragraph-properties fo:margin-left="0cm" fo:margin-right="0cm" fo:text-indent="0cm" style:auto-text-indent="false"/>
      <style:text-properties fo:font-size="11pt" style:font-size-asian="11pt"/>
    </style:style>
    <style:style style:name="titol_20_1.2.3" style:display-name="titol 1.2.3" style:family="paragraph" style:parent-style-name="titol_20_1.2.3b" style:next-style-name="Standard" style:list-style-name="WW8Num1"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ingut_20_de_20_la_20_taula" style:display-name="Contingut de la taula" style:family="paragraph" style:parent-style-name="Standard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uente_20_de_20_párrafo_20_predeter." style:display-name="Fuente de párrafo predeter.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Mención_20_sin_20_resolver" style:display-name="Mención sin resolver" style:family="text">
      <style:text-properties fo:color="#605e5c" loext:opacity="100%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number text:level="3" text:style-name="WW8Num2z2" style:num-suffix="." style:num-format="i" text:display-levels="2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suffix=".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suffix=".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suffix=".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suffix=".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suffix=".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suffix=".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suffix=".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suffix=".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0" style:shadow="none"/>
    </style:style>
    <style:page-layout style:name="Mpm1">
      <style:page-layout-properties fo:page-width="21.001cm" fo:page-height="29.7cm" style:num-format="1" style:print-orientation="portrait" fo:margin-top="1.251cm" fo:margin-bottom="1.27cm" fo:margin-left="1.501cm" fo:margin-right="1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>
      <style:header>
        <text:p text:style-name="MP1">Mòdul 1: Implantació de Sistemes Operatius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ermisos NTFS</dc:title>
    <dc:subject/>
    <meta:keyword/>
    <meta:initial-creator>Arale Norimaki</meta:initial-creator>
    <meta:creation-date>2022-11-03T16:45:00</meta:creation-date>
    <dc:date>2022-11-18T14:33:39.566572977</dc:date>
    <meta:print-date>2010-01-21T15:51:00</meta:print-date>
    <meta:editing-cycles>5</meta:editing-cycles>
    <meta:editing-duration>PT3M14S</meta:editing-duration>
    <meta:generator>LibreOffice/7.0.4.2$Linux_X86_64 LibreOffice_project/00$Build-2</meta:generator>
    <meta:document-statistic meta:table-count="0" meta:image-count="0" meta:object-count="0" meta:page-count="1" meta:paragraph-count="15" meta:word-count="125" meta:character-count="962" meta:non-whitespace-character-count="848"/>
  </office:meta>
</office:document-meta>
</file>